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4eeb" officeooo:paragraph-rsid="00104eeb"/>
    </style:style>
    <style:style style:name="P2" style:family="paragraph" style:parent-style-name="Standard">
      <style:text-properties officeooo:rsid="00110e07" officeooo:paragraph-rsid="00110e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ome people think that declining easy money is the way to live. However, I believe not being a dipshit is an important life skill. </text:p>
      <text:p text:style-name="P1"/>
      <text:p text:style-name="P1">A synthesizer should be as follows: analog circuitry like MFOS synths all combined into one, a raspberry pi, and arduino, and a beagleboard all communicating (seems miraculous but it isn’t) and make the analog part patch bay, include a vocoder and the software should include a jack based arm vsthost.</text:p>
      <text:p text:style-name="P1"/>
      <text:p text:style-name="P1">The analog interface should be buttons, sliders, light up buttons, patch bays, bluetooth connections, and oscilloscope to know what you are looking at, unlimited polyphonics, midi, and be tube driven in some way shape or form, and a tube based display of the time on those weird tubes with the numbers in them. </text:p>
      <text:p text:style-name="P1"/>
      <text:p text:style-name="P1">And this miraculous device should probably include a small few watt stereo tube amp, and the ability to listen to what you are playing or singing on bluetooth headphones</text:p>
      <text:p text:style-name="P1"/>
      <text:p text:style-name="P2">this should also include an all tube preamp for the mic, a condenser mic, analog and digital effects, and all the vst’s on vst4free.com</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21:38:12.871881239</meta:creation-date>
    <dc:date>2018-02-05T21:52:40.966014552</dc:date>
    <meta:editing-duration>PT13M48S</meta:editing-duration>
    <meta:editing-cycles>3</meta:editing-cycles>
    <meta:generator>LibreOffice/5.4.2.2$Linux_X86_64 LibreOffice_project/40m0$Build-2</meta:generator>
    <meta:document-statistic meta:table-count="0" meta:image-count="0" meta:object-count="0" meta:page-count="1" meta:paragraph-count="5" meta:word-count="180" meta:character-count="1047" meta:non-whitespace-character-count="870"/>
  </office:meta>
</office:document-meta>
</file>